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62cc" officeooo:paragraph-rsid="001462cc"/>
    </style:style>
    <style:style style:name="P2" style:family="paragraph" style:parent-style-name="Text_20_body">
      <style:paragraph-properties fo:margin-top="0cm" fo:margin-bottom="0cm" loext:contextual-spacing="false" fo:text-align="start" style:justify-single-word="false" fo:orphans="2" fo:widows="2" fo:padding="0cm" fo:border="none"/>
    </style:style>
    <style:style style:name="P3" style:family="paragraph" style:parent-style-name="Text_20_body">
      <style:paragraph-properties fo:margin-top="0cm" fo:margin-bottom="0cm" loext:contextual-spacing="false" fo:text-align="start" style:justify-single-word="false" fo:orphans="2" fo:widows="2" fo:padding="0cm" fo:border="none"/>
      <style:text-properties officeooo:paragraph-rsid="000db0ed"/>
    </style:style>
    <style:style style:name="P4" style:family="paragraph" style:parent-style-name="Text_20_body">
      <style:paragraph-properties fo:margin-top="0cm" fo:margin-bottom="0cm" loext:contextual-spacing="false" fo:text-align="start" style:justify-single-word="false" fo:orphans="2" fo:widows="2" fo:padding="0cm" fo:border="none"/>
      <style:text-properties officeooo:paragraph-rsid="00101fb7"/>
    </style:style>
    <style:style style:name="P5" style:family="paragraph" style:parent-style-name="Text_20_body">
      <style:paragraph-properties fo:margin-top="0cm" fo:margin-bottom="0cm" loext:contextual-spacing="false" fo:text-align="start" style:justify-single-word="false" fo:orphans="2" fo:widows="2" fo:padding="0cm" fo:border="none"/>
      <style:text-properties officeooo:rsid="00101fb7" officeooo:paragraph-rsid="00101fb7"/>
    </style:style>
    <style:style style:name="P6" style:family="paragraph" style:parent-style-name="Text_20_body">
      <style:paragraph-properties fo:margin-top="0cm" fo:margin-bottom="0cm" loext:contextual-spacing="false" fo:text-align="start" style:justify-single-word="false" fo:orphans="2" fo:widows="2" fo:padding="0cm" fo:border="none"/>
      <style:text-properties officeooo:rsid="00116d5a" officeooo:paragraph-rsid="00116d5a"/>
    </style:style>
    <style:style style:name="P7" style:family="paragraph" style:parent-style-name="Text_20_body">
      <style:paragraph-properties fo:margin-top="0cm" fo:margin-bottom="0cm" loext:contextual-spacing="false" fo:text-align="start" style:justify-single-word="false" fo:orphans="2" fo:widows="2" fo:padding="0cm" fo:border="none"/>
      <style:text-properties officeooo:rsid="00132d2b" officeooo:paragraph-rsid="00132d2b"/>
    </style:style>
    <style:style style:name="P8" style:family="paragraph" style:parent-style-name="Heading_20_2">
      <style:text-properties officeooo:paragraph-rsid="000db0ed"/>
    </style:style>
    <style:style style:name="T1" style:family="text">
      <style:text-properties fo:font-variant="normal" fo:text-transform="none" fo:color="#373a3c" style:font-name="Roboto" fo:font-size="9.60000038146973pt" fo:letter-spacing="normal" fo:font-style="normal" fo:font-weight="normal"/>
    </style:style>
    <style:style style:name="T2" style:family="text">
      <style:text-properties fo:font-variant="normal" fo:text-transform="none" fo:color="#373a3c" fo:letter-spacing="normal"/>
    </style:style>
    <style:style style:name="T3" style:family="text">
      <style:text-properties fo:font-variant="normal" fo:text-transform="none" fo:color="#373a3c" fo:letter-spacing="normal" officeooo:rsid="000db0ed"/>
    </style:style>
    <style:style style:name="T4" style:family="text">
      <style:text-properties fo:font-variant="normal" fo:text-transform="none" fo:color="#373a3c" fo:letter-spacing="normal" officeooo:rsid="00101fb7"/>
    </style:style>
    <style:style style:name="T5" style:family="text">
      <style:text-properties fo:font-variant="normal" fo:text-transform="none" fo:color="#373a3c" fo:letter-spacing="normal" officeooo:rsid="00114d9d"/>
    </style:style>
    <style:style style:name="T6" style:family="text">
      <style:text-properties fo:font-variant="normal" fo:text-transform="none" fo:color="#373a3c" fo:letter-spacing="normal" officeooo:rsid="00116d5a"/>
    </style:style>
    <style:style style:name="T7" style:family="text">
      <style:text-properties fo:font-variant="normal" fo:text-transform="none" fo:color="#373a3c" fo:letter-spacing="normal" officeooo:rsid="00132d2b"/>
    </style:style>
    <style:style style:name="T8" style:family="text">
      <style:text-properties officeooo:rsid="000db0ed"/>
    </style:style>
    <style:style style:name="T9" style:family="text">
      <style:text-properties officeooo:rsid="000e685b"/>
    </style:style>
    <style:style style:name="T10" style:family="text">
      <style:text-properties officeooo:rsid="00101fb7"/>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rjoitustyön Synopsis – <text:span text:style-name="T9">Paula Salonen</text:span></text:h>
      <text:p text:style-name="P2"><text:span text:style-name="T2"/></text:p>
      <text:h text:style-name="Heading_20_2" text:outline-level="2"><text:span text:style-name="T8">1. </text:span>Mitä tehdään?</text:h>
      <text:p text:style-name="P4"><text:span text:style-name="T4">H</text:span><text:span text:style-name="T2">enkilökohtainen </text:span><text:span text:style-name="T4">portfolio -</text:span><text:span text:style-name="T2">sivusto, jo</text:span><text:span text:style-name="T4">lla esitellään omaa työtaustaa, harrastuksia ja osaamista yleisesti tulevaa työnantaa ajatellen.</text:span></text:p>
      <text:h text:style-name="Heading_20_2" text:outline-level="2"><text:span text:style-name="T3">2. </text:span><text:span text:style-name="T2">Kenelle tehdään?</text:span></text:h>
      <text:p text:style-name="P5"><text:span text:style-name="T2">Mahdollista tulevaa työnantajaa varten, joka olisi kiinnostunut monialaisesta taitojen yhdistämisestä webkehittämistehtävissä. Esim. digitaalisen markkinoinnin suunnitteluyritykset tai web-sovelluksia tekevät firmat. Sivusto suunnitellaan pääasiassa tietokoneen selaimella optimaalisimmaksi, mutta ulkoasussa otetaan myös huomioon käytettävyys mobiililaitteilla. Sivuston tulee antaa kävijälle selkeä ja helposti havainnoitava kuva sivun kokonaisuudesta ja sisällöstä, joka muodostaa kuvan osaamisestani ja tulevista työtoiveista.</text:span></text:p>
      <text:h text:style-name="Heading_20_2" text:outline-level="2"><text:span text:style-name="T3">3. </text:span><text:span text:style-name="T2">Kuka tekee?</text:span></text:h>
      <text:p text:style-name="P5"><text:span text:style-name="T2">Teen itse.</text:span></text:p>
      <text:h text:style-name="P8" text:outline-level="2"><text:span text:style-name="T8">4. </text:span>Laajuus</text:h>
      <text:p text:style-name="P1">Sivusto koostuu pääsivusta ja sen alla olevusta alasivuista, joita on noin 3-5 kpl.</text:p>
      <text:h text:style-name="Heading_20_2" text:outline-level="2"><text:span text:style-name="T3">5. </text:span><text:span text:style-name="T2">Mihin ympäristöön?</text:span></text:h>
      <text:p text:style-name="P4"><text:span text:style-name="T4">Sivusto suunnitellaan pääasiassa tietokoneen selaimella optimaalisimmaksi, mutta ulkoasussa otetaan myös huomioon käytettävyys mobiililaitteilla. Kuvat sijoitetaan oman google photos-tilin alle ja sivusto pyörii alustavasti JAMK:n palvelimella. Kurssin jälkeen sivut siirretään oman pilvipalvelimen alle. Sivustolla noudatetaan hyvän koodin käytänteitä ja sivu validoidaan </text:span><text:span text:style-name="T5">w3c-validaattorilla.</text:span></text:p>
      <text:h text:style-name="Heading_20_2" text:outline-level="2"><text:span text:style-name="T3">6. </text:span><text:span text:style-name="T2">Turvallisuus</text:span></text:h>
      <text:p text:style-name="P3"><text:span text:style-name="T2">Salau</text:span><text:span text:style-name="T6">ksia ei tarvita sivulla, koska sivusto on kaikille avoin. JAMK:n palvelinkansiossa ei säilytetä muuta henkilökohtaista aineistoa. Sivusto ei vaadi käyttäjän tietojen keräämistä eikä henkilötietolain mukaisia suojauksia.</text:span></text:p>
      <text:h text:style-name="Heading_20_2" text:outline-level="2"><text:span text:style-name="T3">7. </text:span><text:span text:style-name="T2">Layout/Käyttöliittymä</text:span></text:h>
      <text:p text:style-name="P6"><text:span text:style-name="T2">Sivustolle tulee yläbanneri, jossa on sivun otsikko kuvan päällä. Sivun keskiosa muodostuu laatikoista, joissa näkyy kussakin eri osaamisalueeni, jotka yhdessä muodostava viimeisen laatikon, joka on kysymysmerkki. Tietokoneen selainnäkymässä laatikot näkyvät rinnakkain ja mobiilinökymässä allekkain.</text:span></text:p>
      <text:p text:style-name="P6"><text:span text:style-name="T2">Laatikoita klikkaamalla pääsee tutustumaan kustakin osa-alueesta kertovaan sivuun tarkemmin.</text:span></text:p>
      <text:p text:style-name="P3"><text:span text:style-name="T2"/></text:p>
      <text:h text:style-name="Heading_20_2" text:outline-level="2"><text:soft-page-break/><text:span text:style-name="T3">8. </text:span><text:span text:style-name="T2">Ylläpito</text:span></text:h>
      <text:p text:style-name="P6"><text:span text:style-name="T2">Sivustoa päivitetään aina uusien tietojen kerryttyä, vähintään kerran vuodessa.</text:span></text:p>
      <text:h text:style-name="Heading_20_2" text:outline-level="2"><text:span text:style-name="T3">9. </text:span><text:span text:style-name="T2">Materiaalin kerääminen ja medioiden käyttö</text:span></text:h>
      <text:p text:style-name="P6"><text:span text:style-name="T2">Banneriin tarvitaan kuvat minusta biologian maastotöissä (löytyy itseltä) ja kuva jossa näkyy tietokone tms. (kuva haetaan netin </text:span><text:span text:style-name="T7">vapaasti käytettävistä kuvista).</text:span></text:p>
      <text:p text:style-name="P7"><text:span text:style-name="T2">Kuhunkin osa-alueen esittelylaatikkoon tulee kuva, joka kertoo sisällöstä (löytyy toivottavasti itseltä).</text:span></text:p>
      <text:p text:style-name="P7"><text:span text:style-name="T2">Yhden osion alasivulle tulee galleria lehtileikkeistä yms. joiden kuvat etsin netistä ja omista kuva-arkistoista.</text:span></text:p>
      <text:p text:style-name="P7"><text:span text:style-name="T2">CV-osiossa hyödynnän LinkedIn-sivustoni sisältöä paljon.</text:span></text:p>
      <text:h text:style-name="Heading_20_2" text:outline-level="2"><text:span text:style-name="T3">10. </text:span><text:span text:style-name="T2">Tekijänoikeude</text:span><text:span text:style-name="T3">t</text:span></text:h>
      <text:p text:style-name="P7"><text:span text:style-name="T2">Tekijöoikeudet mainitaan sisällössä.</text:span></text:p>
      <text:p text:style-name="P2"><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20:37:12.049000000</meta:creation-date>
    <dc:date>2019-04-21T21:05:23.497000000</dc:date>
    <meta:editing-duration>PT7M46S</meta:editing-duration>
    <meta:editing-cycles>6</meta:editing-cycles>
    <meta:generator>LibreOffice/5.4.7.2$Windows_X86_64 LibreOffice_project/c838ef25c16710f8838b1faec480ebba495259d0</meta:generator>
    <meta:document-statistic meta:table-count="0" meta:image-count="0" meta:object-count="0" meta:page-count="2" meta:paragraph-count="25" meta:word-count="285" meta:character-count="2549" meta:non-whitespace-character-count="2288"/>
  </office:meta>
</office:document-meta>
</file>